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26">
      <style:table-cell-properties fo:background-color="#dddddd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29" style:family="table-cell" style:parent-style-name="Default" style:data-style-name="N126">
      <style:table-cell-properties fo:background-color="#ddddd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26">
      <style:table-cell-properties fo:background-color="#dddddd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42" style:family="table-cell" style:parent-style-name="Default" style:data-style-name="N126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" style:family="table-cell" style:parent-style-name="Default" style:data-style-name="N1"/>
    <style:style style:name="ce30" style:family="table-cell" style:parent-style-name="Default" style:data-style-name="N121"/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374in" svg:height="4.6327in" svg:x="0.335in" svg:y="0.3031in">
            <draw:object draw:notify-on-update-of-ranges="Sheet1.A39:Sheet1.A39 Sheet1.B39:Sheet1.O39 Sheet1.A40:Sheet1.A40 Sheet1.B40:Sheet1.O40 Sheet1.A41:Sheet1.A41 Sheet1.B41:Sheet1.O41 Sheet1.A42:Sheet1.A42 Sheet1.B42:Sheet1.O42 Sheet1.A44:Sheet1.A44 Sheet1.B44:Sheet1.O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number-columns-repeated="1008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19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4" table:number-rows-spanned="1">
            <text:p>coverage</text:p>
          </table:table-cell>
          <table:covered-table-cell table:number-columns-repeated="3"/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19500" calcext:value-type="float">
            <text:p>19500</text:p>
          </table:table-cell>
          <table:table-cell table:style-name="ce31"/>
          <table:table-cell table:style-name="ce7" office:value-type="float" office:value="16792" calcext:value-type="float">
            <text:p>16792</text:p>
          </table:table-cell>
          <table:table-cell table:style-name="ce7" office:value-type="float" office:value="17716" calcext:value-type="float">
            <text:p>17716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2]/[.$E32]" office:value-type="percentage" office:value="0.861128205128205" calcext:value-type="percentage">
            <text:p>86.1%</text:p>
          </table:table-cell>
          <table:table-cell table:style-name="ce47" table:formula="of:=[.H32]/[.$E32]" office:value-type="percentage" office:value="0.908512820512821" calcext:value-type="percentage">
            <text:p>90.9%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5" table:number-rows-spanned="1">
            <text:p>mean emerge rate for -j4 wrt bias (== mean of installed packages before a package has no new deps)</text:p>
          </table:table-cell>
          <table:covered-table-cell table:number-columns-repeated="12" table:style-name="ce1"/>
          <table:covered-table-cell table:style-name="ce17"/>
          <table:covered-table-cell table:style-name="ce48"/>
          <table:table-cell table:style-name="ce17" table:number-columns-repeated="1008"/>
        </table:table-row>
        <table:table-row table:style-name="ro1">
          <table:table-cell table:style-name="ce4" office:value-type="string" calcext:value-type="string">
            <text:p>bias</text:p>
          </table:table-cell>
          <table:table-cell table:style-name="ce9" table:number-columns-repeated="11"/>
          <table:table-cell table:style-name="ce43"/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9" office:value-type="float" office:value="-6500" calcext:value-type="float">
            <text:p>-6500</text:p>
          </table:table-cell>
          <table:table-cell table:style-name="ce9" table:formula="of:=([.B$45]+[.$A39])/[.B$47]" office:value-type="float" office:value="-3910.6" calcext:value-type="float">
            <text:p>-3911</text:p>
          </table:table-cell>
          <table:table-cell table:style-name="ce9" table:formula="of:=([.C$45]+[.$A39])/[.C$47]" office:value-type="float" office:value="-987.05" calcext:value-type="float">
            <text:p>-987</text:p>
          </table:table-cell>
          <table:table-cell table:style-name="ce9" table:formula="of:=([.D$45]+[.$A39])/[.D$47]" office:value-type="float" office:value="-170.4" calcext:value-type="float">
            <text:p>-170</text:p>
          </table:table-cell>
          <table:table-cell table:style-name="ce9" table:formula="of:=([.E$45]+[.$A39])/[.E$47]" office:value-type="float" office:value="168.525" calcext:value-type="float">
            <text:p>169</text:p>
          </table:table-cell>
          <table:table-cell table:style-name="ce9" table:formula="of:=([.F$45]+[.$A39])/[.F$47]" office:value-type="float" office:value="344.92" calcext:value-type="float">
            <text:p>345</text:p>
          </table:table-cell>
          <table:table-cell table:style-name="ce9" table:formula="of:=([.G$45]+[.$A39])/[.G$47]" office:value-type="float" office:value="440.85" calcext:value-type="float">
            <text:p>441</text:p>
          </table:table-cell>
          <table:table-cell table:style-name="ce9" table:formula="of:=([.H$45]+[.$A39])/[.H$47]" office:value-type="float" office:value="495.814285714286" calcext:value-type="float">
            <text:p>496</text:p>
          </table:table-cell>
          <table:table-cell table:style-name="ce43" table:formula="of:=([.I$45]+[.$A39])/[.I$47]" office:value-type="float" office:value="528.475" calcext:value-type="float">
            <text:p>528</text:p>
          </table:table-cell>
          <table:table-cell table:style-name="ce43" table:formula="of:=([.J$45]+[.$A39])/[.J$47]" office:value-type="float" office:value="547.288888888889" calcext:value-type="float">
            <text:p>547</text:p>
          </table:table-cell>
          <table:table-cell table:style-name="ce29" table:formula="of:=([.K$45]+[.$A39])/[.K$47]" office:value-type="float" office:value="553.41" calcext:value-type="float">
            <text:p>553</text:p>
          </table:table-cell>
          <table:table-cell table:style-name="ce43" table:formula="of:=([.L$45]+[.$A39])/[.L$47]" office:value-type="float" office:value="552.536363636364" calcext:value-type="float">
            <text:p>553</text:p>
          </table:table-cell>
          <table:table-cell table:style-name="ce43" table:formula="of:=([.M$45]+[.$A39])/[.M$47]" office:value-type="float" office:value="551.134523809524" calcext:value-type="float">
            <text:p>551</text:p>
          </table:table-cell>
          <table:table-cell table:style-name="ce43" table:formula="of:=([.N$45]+[.$A39])/[.N$47]" office:value-type="float" office:value="550.162637362637" calcext:value-type="float">
            <text:p>550</text:p>
          </table:table-cell>
          <table:table-cell table:style-name="ce43" table:formula="of:=([.O$45]+[.$A39])/[.O$47]" office:value-type="float" office:value="543.54387755102" calcext:value-type="float">
            <text:p>544</text:p>
          </table:table-cell>
          <table:table-cell table:number-columns-repeated="1008"/>
        </table:table-row>
        <table:table-row table:style-name="ro1">
          <table:table-cell table:style-name="ce9" office:value-type="float" office:value="-5000" calcext:value-type="float">
            <text:p>-5000</text:p>
          </table:table-cell>
          <table:table-cell table:style-name="ce9" table:formula="of:=([.B$45]+[.$A40])/[.B$47]" office:value-type="float" office:value="-2410.6" calcext:value-type="float">
            <text:p>-2411</text:p>
          </table:table-cell>
          <table:table-cell table:style-name="ce9" table:formula="of:=([.C$45]+[.$A40])/[.C$47]" office:value-type="float" office:value="-237.05" calcext:value-type="float">
            <text:p>-237</text:p>
          </table:table-cell>
          <table:table-cell table:style-name="ce9" table:formula="of:=([.D$45]+[.$A40])/[.D$47]" office:value-type="float" office:value="329.6" calcext:value-type="float">
            <text:p>330</text:p>
          </table:table-cell>
          <table:table-cell table:style-name="ce9" table:formula="of:=([.E$45]+[.$A40])/[.E$47]" office:value-type="float" office:value="543.525" calcext:value-type="float">
            <text:p>544</text:p>
          </table:table-cell>
          <table:table-cell table:style-name="ce9" table:formula="of:=([.F$45]+[.$A40])/[.F$47]" office:value-type="float" office:value="644.92" calcext:value-type="float">
            <text:p>645</text:p>
          </table:table-cell>
          <table:table-cell table:style-name="ce9" table:formula="of:=([.G$45]+[.$A40])/[.G$47]" office:value-type="float" office:value="690.85" calcext:value-type="float">
            <text:p>691</text:p>
          </table:table-cell>
          <table:table-cell table:style-name="ce9" table:formula="of:=([.H$45]+[.$A40])/[.H$47]" office:value-type="float" office:value="710.1" calcext:value-type="float">
            <text:p>710</text:p>
          </table:table-cell>
          <table:table-cell table:style-name="ce29" table:formula="of:=([.I$45]+[.$A40])/[.I$47]" office:value-type="float" office:value="715.975" calcext:value-type="float">
            <text:p>716</text:p>
          </table:table-cell>
          <table:table-cell table:style-name="ce43" table:formula="of:=([.J$45]+[.$A40])/[.J$47]" office:value-type="float" office:value="713.955555555556" calcext:value-type="float">
            <text:p>714</text:p>
          </table:table-cell>
          <table:table-cell table:style-name="ce9" table:formula="of:=([.K$45]+[.$A40])/[.K$47]" office:value-type="float" office:value="703.41" calcext:value-type="float">
            <text:p>703</text:p>
          </table:table-cell>
          <table:table-cell table:style-name="ce9" table:formula="of:=([.L$45]+[.$A40])/[.L$47]" office:value-type="float" office:value="688.9" calcext:value-type="float">
            <text:p>689</text:p>
          </table:table-cell>
          <table:table-cell table:style-name="ce9" table:formula="of:=([.M$45]+[.$A40])/[.M$47]" office:value-type="float" office:value="676.134523809524" calcext:value-type="float">
            <text:p>676</text:p>
          </table:table-cell>
          <table:table-cell table:style-name="ce9" table:formula="of:=([.N$45]+[.$A40])/[.N$47]" office:value-type="float" office:value="665.547252747253" calcext:value-type="float">
            <text:p>666</text:p>
          </table:table-cell>
          <table:table-cell table:style-name="ce9" table:formula="of:=([.O$45]+[.$A40])/[.O$47]" office:value-type="float" office:value="650.686734693878" calcext:value-type="float">
            <text:p>651</text:p>
          </table:table-cell>
          <table:table-cell table:number-columns-repeated="1008"/>
        </table:table-row>
        <table:table-row table:style-name="ro1">
          <table:table-cell table:style-name="ce9" office:value-type="float" office:value="-3500" calcext:value-type="float">
            <text:p>-3500</text:p>
          </table:table-cell>
          <table:table-cell table:style-name="ce9" table:formula="of:=([.B$45]+[.$A41])/[.B$47]" office:value-type="float" office:value="-910.6" calcext:value-type="float">
            <text:p>-911</text:p>
          </table:table-cell>
          <table:table-cell table:style-name="ce9" table:formula="of:=([.C$45]+[.$A41])/[.C$47]" office:value-type="float" office:value="512.95" calcext:value-type="float">
            <text:p>513</text:p>
          </table:table-cell>
          <table:table-cell table:style-name="ce9" table:formula="of:=([.D$45]+[.$A41])/[.D$47]" office:value-type="float" office:value="829.6" calcext:value-type="float">
            <text:p>830</text:p>
          </table:table-cell>
          <table:table-cell table:style-name="ce9" table:formula="of:=([.E$45]+[.$A41])/[.E$47]" office:value-type="float" office:value="918.525" calcext:value-type="float">
            <text:p>919</text:p>
          </table:table-cell>
          <table:table-cell table:style-name="ce29" table:formula="of:=([.F$45]+[.$A41])/[.F$47]" office:value-type="float" office:value="944.92" calcext:value-type="float">
            <text:p>945</text:p>
          </table:table-cell>
          <table:table-cell table:style-name="ce43" table:formula="of:=([.G$45]+[.$A41])/[.G$47]" office:value-type="float" office:value="940.85" calcext:value-type="float">
            <text:p>941</text:p>
          </table:table-cell>
          <table:table-cell table:style-name="ce43" table:formula="of:=([.H$45]+[.$A41])/[.H$47]" office:value-type="float" office:value="924.385714285714" calcext:value-type="float">
            <text:p>924</text:p>
          </table:table-cell>
          <table:table-cell table:style-name="ce9" table:formula="of:=([.I$45]+[.$A41])/[.I$47]" office:value-type="float" office:value="903.475" calcext:value-type="float">
            <text:p>903</text:p>
          </table:table-cell>
          <table:table-cell table:style-name="ce9" table:formula="of:=([.J$45]+[.$A41])/[.J$47]" office:value-type="float" office:value="880.622222222222" calcext:value-type="float">
            <text:p>881</text:p>
          </table:table-cell>
          <table:table-cell table:style-name="ce9" table:formula="of:=([.K$45]+[.$A41])/[.K$47]" office:value-type="float" office:value="853.41" calcext:value-type="float">
            <text:p>853</text:p>
          </table:table-cell>
          <table:table-cell table:style-name="ce9" table:formula="of:=([.L$45]+[.$A41])/[.L$47]" office:value-type="float" office:value="825.263636363636" calcext:value-type="float">
            <text:p>825</text:p>
          </table:table-cell>
          <table:table-cell table:style-name="ce9" table:formula="of:=([.M$45]+[.$A41])/[.M$47]" office:value-type="float" office:value="801.134523809524" calcext:value-type="float">
            <text:p>801</text:p>
          </table:table-cell>
          <table:table-cell table:style-name="ce9" table:formula="of:=([.N$45]+[.$A41])/[.N$47]" office:value-type="float" office:value="780.931868131868" calcext:value-type="float">
            <text:p>781</text:p>
          </table:table-cell>
          <table:table-cell table:style-name="ce9" table:formula="of:=([.O$45]+[.$A41])/[.O$47]" office:value-type="float" office:value="757.829591836735" calcext:value-type="float">
            <text:p>758</text:p>
          </table:table-cell>
          <table:table-cell table:number-columns-repeated="1008"/>
        </table:table-row>
        <table:table-row table:style-name="ro1">
          <table:table-cell table:style-name="ce9" office:value-type="float" office:value="-2000" calcext:value-type="float">
            <text:p>-2000</text:p>
          </table:table-cell>
          <table:table-cell table:style-name="ce9" table:formula="of:=([.B$45]+[.$A42])/[.B$47]" office:value-type="float" office:value="589.4" calcext:value-type="float">
            <text:p>589</text:p>
          </table:table-cell>
          <table:table-cell table:style-name="ce9" table:formula="of:=([.C$45]+[.$A42])/[.C$47]" office:value-type="float" office:value="1262.95" calcext:value-type="float">
            <text:p>1263</text:p>
          </table:table-cell>
          <table:table-cell table:style-name="ce29" table:formula="of:=([.D$45]+[.$A42])/[.D$47]" office:value-type="float" office:value="1329.6" calcext:value-type="float">
            <text:p>1330</text:p>
          </table:table-cell>
          <table:table-cell table:style-name="ce43" table:formula="of:=([.E$45]+[.$A42])/[.E$47]" office:value-type="float" office:value="1293.525" calcext:value-type="float">
            <text:p>1294</text:p>
          </table:table-cell>
          <table:table-cell table:style-name="ce9" table:formula="of:=([.F$45]+[.$A42])/[.F$47]" office:value-type="float" office:value="1244.92" calcext:value-type="float">
            <text:p>1245</text:p>
          </table:table-cell>
          <table:table-cell table:style-name="ce9" table:formula="of:=([.G$45]+[.$A42])/[.G$47]" office:value-type="float" office:value="1190.85" calcext:value-type="float">
            <text:p>1191</text:p>
          </table:table-cell>
          <table:table-cell table:style-name="ce9" table:formula="of:=([.H$45]+[.$A42])/[.H$47]" office:value-type="float" office:value="1138.67142857143" calcext:value-type="float">
            <text:p>1139</text:p>
          </table:table-cell>
          <table:table-cell table:style-name="ce9" table:formula="of:=([.I$45]+[.$A42])/[.I$47]" office:value-type="float" office:value="1090.975" calcext:value-type="float">
            <text:p>1091</text:p>
          </table:table-cell>
          <table:table-cell table:style-name="ce9" table:formula="of:=([.J$45]+[.$A42])/[.J$47]" office:value-type="float" office:value="1047.28888888889" calcext:value-type="float">
            <text:p>1047</text:p>
          </table:table-cell>
          <table:table-cell table:style-name="ce9" table:formula="of:=([.K$45]+[.$A42])/[.K$47]" office:value-type="float" office:value="1003.41" calcext:value-type="float">
            <text:p>1003</text:p>
          </table:table-cell>
          <table:table-cell table:style-name="ce9" table:formula="of:=([.L$45]+[.$A42])/[.L$47]" office:value-type="float" office:value="961.627272727273" calcext:value-type="float">
            <text:p>962</text:p>
          </table:table-cell>
          <table:table-cell table:style-name="ce9" table:formula="of:=([.M$45]+[.$A42])/[.M$47]" office:value-type="float" office:value="926.134523809524" calcext:value-type="float">
            <text:p>926</text:p>
          </table:table-cell>
          <table:table-cell table:style-name="ce9" table:formula="of:=([.N$45]+[.$A42])/[.N$47]" office:value-type="float" office:value="896.316483516484" calcext:value-type="float">
            <text:p>896</text:p>
          </table:table-cell>
          <table:table-cell table:style-name="ce9" table:formula="of:=([.O$45]+[.$A42])/[.O$47]" office:value-type="float" office:value="864.972448979592" calcext:value-type="float">
            <text:p>865</text:p>
          </table:table-cell>
          <table:table-cell table:number-columns-repeated="1008"/>
        </table:table-row>
        <table:table-row table:style-name="ro1">
          <table:table-cell table:style-name="ce11" table:number-columns-repeated="9"/>
          <table:table-cell table:style-name="ce42"/>
          <table:table-cell table:style-name="ce11" table:number-columns-repeated="5"/>
          <table:table-cell table:number-columns-repeated="1008"/>
        </table:table-row>
        <table:table-row table:style-name="ro1">
          <table:table-cell table:style-name="ce12" office:value-type="string" calcext:value-type="string">
            <text:p>avg thruput</text:p>
          </table:table-cell>
          <table:table-cell table:style-name="ce9" table:formula="of:=AVERAGEIF([.B49:.B76];&quot;&gt;0&quot;)" office:value-type="float" office:value="2589.4" calcext:value-type="float">
            <text:p>2589</text:p>
          </table:table-cell>
          <table:table-cell table:style-name="ce9" table:formula="of:=AVERAGEIF([.C49:.C76];&quot;&gt;0&quot;)" office:value-type="float" office:value="1936.5" calcext:value-type="float">
            <text:p>1937</text:p>
          </table:table-cell>
          <table:table-cell table:style-name="ce9" table:formula="of:=AVERAGEIF([.D49:.D76];&quot;&gt;0&quot;)" office:value-type="float" office:value="1462.9" calcext:value-type="float">
            <text:p>1463</text:p>
          </table:table-cell>
          <table:table-cell table:style-name="ce9" table:formula="of:=AVERAGEIF([.E49:.E76];&quot;&gt;0&quot;)" office:value-type="float" office:value="1185.3" calcext:value-type="float">
            <text:p>1185</text:p>
          </table:table-cell>
          <table:table-cell table:style-name="ce9" table:formula="of:=AVERAGEIF([.F49:.F76];&quot;&gt;0&quot;)" office:value-type="float" office:value="1050.5" calcext:value-type="float">
            <text:p>1051</text:p>
          </table:table-cell>
          <table:table-cell table:style-name="ce9" table:formula="of:=AVERAGEIF([.G49:.G76];&quot;&gt;0&quot;)" office:value-type="float" office:value="920.5" calcext:value-type="float">
            <text:p>921</text:p>
          </table:table-cell>
          <table:table-cell table:style-name="ce9" table:formula="of:=AVERAGEIF([.H49:.H76];&quot;&gt;0&quot;)" office:value-type="float" office:value="825.6" calcext:value-type="float">
            <text:p>826</text:p>
          </table:table-cell>
          <table:table-cell table:style-name="ce9" table:formula="of:=AVERAGEIF([.I49:.I76];&quot;&gt;0&quot;)" office:value-type="float" office:value="757.1" calcext:value-type="float">
            <text:p>757</text:p>
          </table:table-cell>
          <table:table-cell table:style-name="ce9" table:formula="of:=AVERAGEIF([.J49:.J76];&quot;&gt;0&quot;)" office:value-type="float" office:value="697.8" calcext:value-type="float">
            <text:p>698</text:p>
          </table:table-cell>
          <table:table-cell table:style-name="ce9" table:formula="of:=AVERAGEIF([.K49:.K76];&quot;&gt;0&quot;)" office:value-type="float" office:value="608.5" calcext:value-type="float">
            <text:p>609</text:p>
          </table:table-cell>
          <table:table-cell table:style-name="ce9" table:formula="of:=AVERAGEIF([.L49:.L76];&quot;&gt;0&quot;)" office:value-type="float" office:value="543.8" calcext:value-type="float">
            <text:p>544</text:p>
          </table:table-cell>
          <table:table-cell table:style-name="ce9" table:formula="of:=AVERAGEIF([.M49:.M76];&quot;&gt;0&quot;)" office:value-type="float" office:value="535.714285714286" calcext:value-type="float">
            <text:p>536</text:p>
          </table:table-cell>
          <table:table-cell table:style-name="ce9" table:formula="of:=AVERAGEIF([.N49:.N76];&quot;&gt;0&quot;)" office:value-type="float" office:value="538.5" calcext:value-type="float">
            <text:p>539</text:p>
          </table:table-cell>
          <table:table-cell table:style-name="ce9" table:formula="of:=AVERAGEIF([.O49:.O76];&quot;&gt;0&quot;)" office:value-type="float" office:value="457.5" calcext:value-type="float">
            <text:p>458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cumulated</text:p>
          </table:table-cell>
          <table:table-cell table:style-name="ce9" table:formula="of:=SUM([.$B$44:.B44])" office:value-type="float" office:value="2589.4" calcext:value-type="float">
            <text:p>2589</text:p>
          </table:table-cell>
          <table:table-cell table:style-name="ce9" table:formula="of:=SUM([.$B$44:.C44])" office:value-type="float" office:value="4525.9" calcext:value-type="float">
            <text:p>4526</text:p>
          </table:table-cell>
          <table:table-cell table:style-name="ce9" table:formula="of:=SUM([.$B$44:.D44])" office:value-type="float" office:value="5988.8" calcext:value-type="float">
            <text:p>5989</text:p>
          </table:table-cell>
          <table:table-cell table:style-name="ce9" table:formula="of:=SUM([.$B$44:.E44])" office:value-type="float" office:value="7174.1" calcext:value-type="float">
            <text:p>7174</text:p>
          </table:table-cell>
          <table:table-cell table:style-name="ce9" table:formula="of:=SUM([.$B$44:.F44])" office:value-type="float" office:value="8224.6" calcext:value-type="float">
            <text:p>8225</text:p>
          </table:table-cell>
          <table:table-cell table:style-name="ce9" table:formula="of:=SUM([.$B$44:.G44])" office:value-type="float" office:value="9145.1" calcext:value-type="float">
            <text:p>9145</text:p>
          </table:table-cell>
          <table:table-cell table:style-name="ce9" table:formula="of:=SUM([.$B$44:.H44])" office:value-type="float" office:value="9970.7" calcext:value-type="float">
            <text:p>9971</text:p>
          </table:table-cell>
          <table:table-cell table:style-name="ce9" table:formula="of:=SUM([.$B$44:.I44])" office:value-type="float" office:value="10727.8" calcext:value-type="float">
            <text:p>10728</text:p>
          </table:table-cell>
          <table:table-cell table:style-name="ce9" table:formula="of:=SUM([.$B$44:.J44])" office:value-type="float" office:value="11425.6" calcext:value-type="float">
            <text:p>11426</text:p>
          </table:table-cell>
          <table:table-cell table:style-name="ce9" table:formula="of:=SUM([.$B$44:.K44])" office:value-type="float" office:value="12034.1" calcext:value-type="float">
            <text:p>12034</text:p>
          </table:table-cell>
          <table:table-cell table:style-name="ce9" table:formula="of:=SUM([.$B$44:.L44])" office:value-type="float" office:value="12577.9" calcext:value-type="float">
            <text:p>12578</text:p>
          </table:table-cell>
          <table:table-cell table:style-name="ce9" table:formula="of:=SUM([.$B$44:.M44])" office:value-type="float" office:value="13113.6142857143" calcext:value-type="float">
            <text:p>13114</text:p>
          </table:table-cell>
          <table:table-cell table:style-name="ce9" table:formula="of:=SUM([.$B$44:.N44])" office:value-type="float" office:value="13652.1142857143" calcext:value-type="float">
            <text:p>13652</text:p>
          </table:table-cell>
          <table:table-cell table:style-name="ce9" table:formula="of:=SUM([.$B$44:.O44])" office:value-type="float" office:value="14109.6142857143" calcext:value-type="float">
            <text:p>1411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47]+1" office:value-type="float" office:value="2" calcext:value-type="float">
            <text:p>2</text:p>
          </table:table-cell>
          <table:table-cell table:style-name="ce35" table:formula="of:=[.C47]+1" office:value-type="float" office:value="3" calcext:value-type="float">
            <text:p>3</text:p>
          </table:table-cell>
          <table:table-cell table:style-name="ce35" table:formula="of:=[.D47]+1" office:value-type="float" office:value="4" calcext:value-type="float">
            <text:p>4</text:p>
          </table:table-cell>
          <table:table-cell table:style-name="ce35" table:formula="of:=[.E47]+1" office:value-type="float" office:value="5" calcext:value-type="float">
            <text:p>5</text:p>
          </table:table-cell>
          <table:table-cell table:style-name="ce35" table:formula="of:=[.F47]+1" office:value-type="float" office:value="6" calcext:value-type="float">
            <text:p>6</text:p>
          </table:table-cell>
          <table:table-cell table:style-name="ce35" table:formula="of:=[.G47]+1" office:value-type="float" office:value="7" calcext:value-type="float">
            <text:p>7</text:p>
          </table:table-cell>
          <table:table-cell table:style-name="ce35" table:formula="of:=[.H47]+1" office:value-type="float" office:value="8" calcext:value-type="float">
            <text:p>8</text:p>
          </table:table-cell>
          <table:table-cell table:style-name="ce35" table:formula="of:=[.I47]+1" office:value-type="float" office:value="9" calcext:value-type="float">
            <text:p>9</text:p>
          </table:table-cell>
          <table:table-cell table:style-name="ce35" table:formula="of:=[.J47]+1" office:value-type="float" office:value="10" calcext:value-type="float">
            <text:p>10</text:p>
          </table:table-cell>
          <table:table-cell table:style-name="ce35" table:formula="of:=[.K47]+1" office:value-type="float" office:value="11" calcext:value-type="float">
            <text:p>11</text:p>
          </table:table-cell>
          <table:table-cell table:style-name="ce35" table:formula="of:=[.L47]+1" office:value-type="float" office:value="12" calcext:value-type="float">
            <text:p>12</text:p>
          </table:table-cell>
          <table:table-cell table:style-name="ce35" table:formula="of:=[.M47]+1" office:value-type="float" office:value="13" calcext:value-type="float">
            <text:p>13</text:p>
          </table:table-cell>
          <table:table-cell table:style-name="ce35" table:formula="of:=[.N47]+1" office:value-type="float" office:value="14" calcext:value-type="float">
            <text:p>14</text:p>
          </table:table-cell>
          <table:table-cell table:style-name="ce53"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4-20210820-143805</text:p>
          </table:table-cell>
          <table:table-cell table:style-name="ce16" office:value-type="float" office:value="2340" calcext:value-type="float">
            <text:p>2340</text:p>
          </table:table-cell>
          <table:table-cell table:style-name="ce16" office:value-type="float" office:value="2235" calcext:value-type="float">
            <text:p>2235</text:p>
          </table:table-cell>
          <table:table-cell table:style-name="ce16" office:value-type="float" office:value="1107" calcext:value-type="float">
            <text:p>1107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float" office:value="1205" calcext:value-type="float">
            <text:p>1205</text:p>
          </table:table-cell>
          <table:table-cell table:style-name="ce16" office:value-type="float" office:value="924" calcext:value-type="float">
            <text:p>924</text:p>
          </table:table-cell>
          <table:table-cell table:style-name="ce16" office:value-type="float" office:value="822" calcext:value-type="float">
            <text:p>822</text:p>
          </table:table-cell>
          <table:table-cell table:style-name="ce16" office:value-type="float" office:value="753" calcext:value-type="float">
            <text:p>753</text:p>
          </table:table-cell>
          <table:table-cell table:style-name="ce16" office:value-type="float" office:value="798" calcext:value-type="float">
            <text:p>798</text:p>
          </table:table-cell>
          <table:table-cell table:style-name="ce16" office:value-type="float" office:value="716" calcext:value-type="float">
            <text:p>716</text:p>
          </table:table-cell>
          <table:table-cell table:style-name="ce16" office:value-type="float" office:value="606" calcext:value-type="float">
            <text:p>606</text:p>
          </table:table-cell>
          <table:table-cell table:style-name="ce16" office:value-type="float" office:value="596" calcext:value-type="float">
            <text:p>596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-j4-20210821-111259</text:p>
          </table:table-cell>
          <table:table-cell table:style-name="ce16" office:value-type="float" office:value="3240" calcext:value-type="float">
            <text:p>3240</text:p>
          </table:table-cell>
          <table:table-cell table:style-name="ce16" office:value-type="float" office:value="1916" calcext:value-type="float">
            <text:p>1916</text:p>
          </table:table-cell>
          <table:table-cell table:style-name="ce16" office:value-type="float" office:value="1602" calcext:value-type="float">
            <text:p>1602</text:p>
          </table:table-cell>
          <table:table-cell table:style-name="ce16" office:value-type="float" office:value="1320" calcext:value-type="float">
            <text:p>1320</text:p>
          </table:table-cell>
          <table:table-cell table:style-name="ce16" office:value-type="float" office:value="1065" calcext:value-type="float">
            <text:p>1065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784" calcext:value-type="float">
            <text:p>784</text:p>
          </table:table-cell>
          <table:table-cell table:style-name="ce16" office:value-type="float" office:value="774" calcext:value-type="float">
            <text:p>774</text:p>
          </table:table-cell>
          <table:table-cell table:style-name="ce63" office:value-type="float" office:value="717" calcext:value-type="float">
            <text:p>717</text:p>
          </table:table-cell>
          <table:table-cell table:style-name="ce16" office:value-type="float" office:value="611" calcext:value-type="float">
            <text:p>611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528" calcext:value-type="float">
            <text:p>528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4-20210820-154815</text:p>
          </table:table-cell>
          <table:table-cell table:style-name="ce16" office:value-type="float" office:value="2317" calcext:value-type="float">
            <text:p>2317</text:p>
          </table:table-cell>
          <table:table-cell table:style-name="ce16" office:value-type="float" office:value="2276" calcext:value-type="float">
            <text:p>2276</text:p>
          </table:table-cell>
          <table:table-cell table:style-name="ce16" office:value-type="float" office:value="1463" calcext:value-type="float">
            <text:p>1463</text:p>
          </table:table-cell>
          <table:table-cell table:style-name="ce16" office:value-type="float" office:value="1128" calcext:value-type="float">
            <text:p>1128</text:p>
          </table:table-cell>
          <table:table-cell table:style-name="ce16" office:value-type="float" office:value="1141" calcext:value-type="float">
            <text:p>1141</text:p>
          </table:table-cell>
          <table:table-cell table:style-name="ce16" office:value-type="float" office:value="924" calcext:value-type="float">
            <text:p>924</text:p>
          </table:table-cell>
          <table:table-cell table:style-name="ce16" office:value-type="float" office:value="773" calcext:value-type="float">
            <text:p>773</text:p>
          </table:table-cell>
          <table:table-cell table:style-name="ce16" office:value-type="float" office:value="821" calcext:value-type="float">
            <text:p>821</text:p>
          </table:table-cell>
          <table:table-cell table:style-name="ce63" office:value-type="float" office:value="722" calcext:value-type="float">
            <text:p>722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573" calcext:value-type="float">
            <text:p>573</text:p>
          </table:table-cell>
          <table:table-cell office:value-type="float" office:value="568" calcext:value-type="float">
            <text:p>568</text:p>
          </table:table-cell>
          <table:table-cell office:value-type="float" office:value="507" calcext:value-type="float">
            <text:p>507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no_multilib_hardened-j4-20210823-112521</text:p>
          </table:table-cell>
          <table:table-cell table:style-name="ce16" office:value-type="float" office:value="2730" calcext:value-type="float">
            <text:p>2730</text:p>
          </table:table-cell>
          <table:table-cell table:style-name="ce16" office:value-type="float" office:value="2415" calcext:value-type="float">
            <text:p>2415</text:p>
          </table:table-cell>
          <table:table-cell table:style-name="ce16" office:value-type="float" office:value="1488" calcext:value-type="float">
            <text:p>1488</text:p>
          </table:table-cell>
          <table:table-cell table:style-name="ce16" office:value-type="float" office:value="1221" calcext:value-type="float">
            <text:p>1221</text:p>
          </table:table-cell>
          <table:table-cell table:style-name="ce16" office:value-type="float" office:value="998" calcext:value-type="float">
            <text:p>998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743" calcext:value-type="float">
            <text:p>743</text:p>
          </table:table-cell>
          <table:table-cell table:style-name="ce63" office:value-type="float" office:value="657" calcext:value-type="float">
            <text:p>657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589" calcext:value-type="float">
            <text:p>589</text:p>
          </table:table-cell>
          <table:table-cell table:style-name="ce16" office:value-type="float" office:value="570" calcext:value-type="float">
            <text:p>57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4-20210822-142511</text:p>
          </table:table-cell>
          <table:table-cell table:style-name="ce16" office:value-type="float" office:value="2579" calcext:value-type="float">
            <text:p>2579</text:p>
          </table:table-cell>
          <table:table-cell table:style-name="ce16" office:value-type="float" office:value="2077" calcext:value-type="float">
            <text:p>2077</text:p>
          </table:table-cell>
          <table:table-cell table:style-name="ce16" office:value-type="float" office:value="1722" calcext:value-type="float">
            <text:p>1722</text:p>
          </table:table-cell>
          <table:table-cell table:style-name="ce16" office:value-type="float" office:value="1134" calcext:value-type="float">
            <text:p>1134</text:p>
          </table:table-cell>
          <table:table-cell table:style-name="ce16" office:value-type="float" office:value="1123" calcext:value-type="float">
            <text:p>1123</text:p>
          </table:table-cell>
          <table:table-cell table:style-name="ce16" office:value-type="float" office:value="972" calcext:value-type="float">
            <text:p>972</text:p>
          </table:table-cell>
          <table:table-cell table:style-name="ce16" office:value-type="float" office:value="927" calcext:value-type="float">
            <text:p>927</text:p>
          </table:table-cell>
          <table:table-cell table:style-name="ce16" office:value-type="float" office:value="722" calcext:value-type="float">
            <text:p>722</text:p>
          </table:table-cell>
          <table:table-cell table:style-name="ce63" office:value-type="float" office:value="734" calcext:value-type="float">
            <text:p>734</text:p>
          </table:table-cell>
          <table:table-cell table:style-name="ce16" office:value-type="float" office:value="671" calcext:value-type="float">
            <text:p>671</text:p>
          </table:table-cell>
          <table:table-cell table:style-name="ce16" office:value-type="float" office:value="586" calcext:value-type="float">
            <text:p>586</text:p>
          </table:table-cell>
          <table:table-cell table:style-name="ce16" office:value-type="float" office:value="595" calcext:value-type="float">
            <text:p>595</text:p>
          </table:table-cell>
          <table:table-cell office:value-type="float" office:value="509" calcext:value-type="float">
            <text:p>509</text:p>
          </table:table-cell>
          <table:table-cell office:value-type="float" office:value="408" calcext:value-type="float">
            <text:p>40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17.1_systemd-j4-20210830-193009</text:p>
          </table:table-cell>
          <table:table-cell table:style-name="ce16" office:value-type="float" office:value="2485" calcext:value-type="float">
            <text:p>2485</text:p>
          </table:table-cell>
          <table:table-cell table:style-name="ce16" office:value-type="float" office:value="2075" calcext:value-type="float">
            <text:p>2075</text:p>
          </table:table-cell>
          <table:table-cell table:style-name="ce16" office:value-type="float" office:value="1515" calcext:value-type="float">
            <text:p>1515</text:p>
          </table:table-cell>
          <table:table-cell table:style-name="ce16" office:value-type="float" office:value="1169" calcext:value-type="float">
            <text:p>1169</text:p>
          </table:table-cell>
          <table:table-cell table:style-name="ce16" office:value-type="float" office:value="996" calcext:value-type="float">
            <text:p>996</text:p>
          </table:table-cell>
          <table:table-cell table:style-name="ce16" office:value-type="float" office:value="866" calcext:value-type="float">
            <text:p>866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704" calcext:value-type="float">
            <text:p>704</text:p>
          </table:table-cell>
          <table:table-cell table:style-name="ce63" office:value-type="float" office:value="621" calcext:value-type="float">
            <text:p>621</text:p>
          </table:table-cell>
          <table:table-cell table:style-name="ce16" office:value-type="float" office:value="645" calcext:value-type="float">
            <text:p>645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483" calcext:value-type="float">
            <text:p>483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4-20210901-134826</text:p>
          </table:table-cell>
          <table:table-cell table:style-name="ce16" office:value-type="float" office:value="2259" calcext:value-type="float">
            <text:p>2259</text:p>
          </table:table-cell>
          <table:table-cell table:style-name="ce16" office:value-type="float" office:value="1876" calcext:value-type="float">
            <text:p>1876</text:p>
          </table:table-cell>
          <table:table-cell table:style-name="ce16" office:value-type="float" office:value="1505" calcext:value-type="float">
            <text:p>1505</text:p>
          </table:table-cell>
          <table:table-cell table:style-name="ce16" office:value-type="float" office:value="1167" calcext:value-type="float">
            <text:p>1167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office:value-type="float" office:value="873" calcext:value-type="float">
            <text:p>873</text:p>
          </table:table-cell>
          <table:table-cell table:style-name="ce63" office:value-type="float" office:value="871" calcext:value-type="float">
            <text:p>871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559" calcext:value-type="float">
            <text:p>55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4-20210901-200247</text:p>
          </table:table-cell>
          <table:table-cell table:style-name="ce16" office:value-type="float" office:value="2738" calcext:value-type="float">
            <text:p>2738</text:p>
          </table:table-cell>
          <table:table-cell table:style-name="ce16" office:value-type="float" office:value="2023" calcext:value-type="float">
            <text:p>2023</text:p>
          </table:table-cell>
          <table:table-cell table:style-name="ce16" office:value-type="float" office:value="1515" calcext:value-type="float">
            <text:p>1515</text:p>
          </table:table-cell>
          <table:table-cell table:style-name="ce16" office:value-type="float" office:value="1160" calcext:value-type="float">
            <text:p>1160</text:p>
          </table:table-cell>
          <table:table-cell table:style-name="ce16" office:value-type="float" office:value="916" calcext:value-type="float">
            <text:p>916</text:p>
          </table:table-cell>
          <table:table-cell table:style-name="ce16" office:value-type="float" office:value="778" calcext:value-type="float">
            <text:p>778</text:p>
          </table:table-cell>
          <table:table-cell table:style-name="ce16" office:value-type="float" office:value="741" calcext:value-type="float">
            <text:p>741</text:p>
          </table:table-cell>
          <table:table-cell table:style-name="ce16" office:value-type="float" office:value="787" calcext:value-type="float">
            <text:p>787</text:p>
          </table:table-cell>
          <table:table-cell table:style-name="ce63" office:value-type="float" office:value="748" calcext:value-type="float">
            <text:p>748</text:p>
          </table:table-cell>
          <table:table-cell table:style-name="ce16" office:value-type="float" office:value="638" calcext:value-type="float">
            <text:p>638</text:p>
          </table:table-cell>
          <table:table-cell table:style-name="ce16" office:value-type="float" office:value="492" calcext:value-type="float">
            <text:p>492</text:p>
          </table:table-cell>
          <table:table-cell table:style-name="ce16" office:value-type="float" office:value="405" calcext:value-type="float">
            <text:p>405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4-20210903-200003</text:p>
          </table:table-cell>
          <table:table-cell table:style-name="ce16" office:value-type="float" office:value="2546" calcext:value-type="float">
            <text:p>2546</text:p>
          </table:table-cell>
          <table:table-cell table:style-name="ce16" office:value-type="float" office:value="1641" calcext:value-type="float">
            <text:p>1641</text:p>
          </table:table-cell>
          <table:table-cell table:style-name="ce16" office:value-type="float" office:value="1279" calcext:value-type="float">
            <text:p>1279</text:p>
          </table:table-cell>
          <table:table-cell table:style-name="ce16" office:value-type="float" office:value="1151" calcext:value-type="float">
            <text:p>1151</text:p>
          </table:table-cell>
          <table:table-cell table:style-name="ce16" office:value-type="float" office:value="932" calcext:value-type="float">
            <text:p>932</text:p>
          </table:table-cell>
          <table:table-cell table:style-name="ce16" office:value-type="float" office:value="982" calcext:value-type="float">
            <text:p>982</text:p>
          </table:table-cell>
          <table:table-cell table:style-name="ce16" office:value-type="float" office:value="950" calcext:value-type="float">
            <text:p>950</text:p>
          </table:table-cell>
          <table:table-cell table:style-name="ce16" office:value-type="float" office:value="721" calcext:value-type="float">
            <text:p>721</text:p>
          </table:table-cell>
          <table:table-cell table:style-name="ce63" office:value-type="float" office:value="542" calcext:value-type="float">
            <text:p>542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290" calcext:value-type="float">
            <text:p>29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-j4-20210903-213815</text:p>
          </table:table-cell>
          <table:table-cell table:style-name="ce16" office:value-type="float" office:value="2660" calcext:value-type="float">
            <text:p>2660</text:p>
          </table:table-cell>
          <table:table-cell table:style-name="ce16" office:value-type="float" office:value="831" calcext:value-type="float">
            <text:p>831</text:p>
          </table:table-cell>
          <table:table-cell table:style-name="ce16" office:value-type="float" office:value="1433" calcext:value-type="float">
            <text:p>1433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1104" calcext:value-type="float">
            <text:p>1104</text:p>
          </table:table-cell>
          <table:table-cell table:style-name="ce16" office:value-type="float" office:value="1151" calcext:value-type="float">
            <text:p>1151</text:p>
          </table:table-cell>
          <table:table-cell table:style-name="ce16" office:value-type="float" office:value="948" calcext:value-type="float">
            <text:p>948</text:p>
          </table:table-cell>
          <table:table-cell table:style-name="ce16" office:value-type="float" office:value="673" calcext:value-type="float">
            <text:p>673</text:p>
          </table:table-cell>
          <table:table-cell table:style-name="ce63" office:value-type="float" office:value="568" calcext:value-type="float">
            <text:p>568</text:p>
          </table:table-cell>
          <table:table-cell table:style-name="ce16" office:value-type="float" office:value="494" calcext:value-type="float">
            <text:p>494</text:p>
          </table:table-cell>
          <table:table-cell table:style-name="ce16" office:value-type="float" office:value="464" calcext:value-type="float">
            <text:p>464</text:p>
          </table:table-cell>
          <table:table-cell table:style-name="ce16"/>
          <table:table-cell table:number-columns-repeated="1010"/>
        </table:table-row>
        <table:table-row table:style-name="ro1" table:number-rows-repeated="2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1">
          <table:table-cell table:style-name="ce16" table:number-columns-repeated="13"/>
          <table:table-cell table:number-columns-repeated="1010"/>
        </table:table-row>
        <table:table-row table:style-name="ro1" table:number-rows-repeated="7">
          <table:table-cell table:style-name="ce17"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7" table:number-columns-repeated="14"/>
          <table:table-cell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20:06:27.037927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9-15T20:08:23.272822551</dc:date>
    <dc:creator>Toralf Förster</dc:creator>
    <meta:editing-duration>P3DT20H11M6S</meta:editing-duration>
    <meta:editing-cycles>448</meta:editing-cycles>
    <meta:generator>LibreOffice/7.1.3.2$Linux_X86_64 LibreOffice_project/10$Build-2</meta:generator>
    <meta:document-statistic meta:table-count="1" meta:cell-count="248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6">
      <style:chart-properties chart:display-label="true" chart:logarithmic="false" chart:minimum="-4500" chart:max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02cm" svg:height="11.768cm" xlink:href=".." xlink:type="simple" chart:class="chart:line" chart:style-name="ch1">
        <chart:title svg:x="11.016cm" svg:y="0.371cm" chart:style-name="ch2">
          <text:p>-j4</text:p>
        </chart:title>
        <chart:legend chart:legend-position="end" svg:x="16.698cm" svg:y="8.484cm" style:legend-expansion="custom" svg:width="2.781cm" svg:height="2.592cm" style:legend-expansion-aspect-ratio="1.07291666666667" chart:style-name="ch3"/>
        <chart:plot-area chart:style-name="ch4" table:cell-range-address="Sheet1.A39:Sheet1.O42 Sheet1.A44:Sheet1.O44" chart:data-source-has-labels="column" svg:x="0.424cm" svg:y="0.234cm" svg:width="20.994cm" svg:height="11.297cm">
          <chart:coordinate-region svg:x="1.522cm" svg:y="0.433cm" svg:width="19.709cm" svg:height="10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9:Sheet1.O39" chart:label-cell-address="Sheet1.A39:Sheet1.A39" chart:class="chart:line">
            <chart:data-point chart:repeated="14"/>
          </chart:series>
          <chart:series chart:style-name="ch9" chart:values-cell-range-address="Sheet1.B40:Sheet1.O40" chart:label-cell-address="Sheet1.A40:Sheet1.A40" chart:class="chart:line">
            <chart:data-point chart:repeated="14"/>
          </chart:series>
          <chart:series chart:style-name="ch10" chart:values-cell-range-address="Sheet1.B41:Sheet1.O41" chart:label-cell-address="Sheet1.A41:Sheet1.A41" chart:class="chart:line">
            <chart:data-point chart:repeated="14"/>
          </chart:series>
          <chart:series chart:style-name="ch11" chart:values-cell-range-address="Sheet1.B42:Sheet1.O42" chart:label-cell-address="Sheet1.A42:Sheet1.A42" chart:class="chart:line">
            <chart:data-point chart:repeated="14"/>
          </chart:series>
          <chart:series chart:style-name="ch12" chart:values-cell-range-address="Sheet1.B44:Sheet1.O44" chart:label-cell-address="Sheet1.A44:Sheet1.A44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-6500</text:p>
                <draw:g>
                  <svg:desc>Sheet1.A39:Sheet1.A39</svg:desc>
                </draw:g>
              </table:table-cell>
              <table:table-cell office:value-type="float" office:value="-3910.6">
                <text:p>-3910.6</text:p>
                <draw:g>
                  <svg:desc>Sheet1.B39:Sheet1.O39</svg:desc>
                </draw:g>
              </table:table-cell>
              <table:table-cell office:value-type="float" office:value="-987.05">
                <text:p>-987.05</text:p>
              </table:table-cell>
              <table:table-cell office:value-type="float" office:value="-170.4">
                <text:p>-170.4</text:p>
              </table:table-cell>
              <table:table-cell office:value-type="float" office:value="168.525">
                <text:p>168.525</text:p>
              </table:table-cell>
              <table:table-cell office:value-type="float" office:value="344.92">
                <text:p>344.92</text:p>
              </table:table-cell>
              <table:table-cell office:value-type="float" office:value="440.85">
                <text:p>440.85</text:p>
              </table:table-cell>
              <table:table-cell office:value-type="float" office:value="495.814285714286">
                <text:p>495.814285714286</text:p>
              </table:table-cell>
              <table:table-cell office:value-type="float" office:value="528.475">
                <text:p>528.475</text:p>
              </table:table-cell>
              <table:table-cell office:value-type="float" office:value="547.288888888889">
                <text:p>547.288888888889</text:p>
              </table:table-cell>
              <table:table-cell office:value-type="float" office:value="553.41">
                <text:p>553.41</text:p>
              </table:table-cell>
              <table:table-cell office:value-type="float" office:value="552.536363636364">
                <text:p>552.536363636364</text:p>
              </table:table-cell>
              <table:table-cell office:value-type="float" office:value="551.134523809524">
                <text:p>551.134523809524</text:p>
              </table:table-cell>
              <table:table-cell office:value-type="float" office:value="550.162637362637">
                <text:p>550.162637362637</text:p>
              </table:table-cell>
              <table:table-cell office:value-type="float" office:value="543.54387755102">
                <text:p>543.54387755102</text:p>
              </table:table-cell>
            </table:table-row>
            <table:table-row>
              <table:table-cell office:value-type="string">
                <text:p>-5000</text:p>
                <draw:g>
                  <svg:desc>Sheet1.A40:Sheet1.A40</svg:desc>
                </draw:g>
              </table:table-cell>
              <table:table-cell office:value-type="float" office:value="-2410.6">
                <text:p>-2410.6</text:p>
                <draw:g>
                  <svg:desc>Sheet1.B40:Sheet1.O40</svg:desc>
                </draw:g>
              </table:table-cell>
              <table:table-cell office:value-type="float" office:value="-237.05">
                <text:p>-237.05</text:p>
              </table:table-cell>
              <table:table-cell office:value-type="float" office:value="329.6">
                <text:p>329.6</text:p>
              </table:table-cell>
              <table:table-cell office:value-type="float" office:value="543.525">
                <text:p>543.525</text:p>
              </table:table-cell>
              <table:table-cell office:value-type="float" office:value="644.92">
                <text:p>644.92</text:p>
              </table:table-cell>
              <table:table-cell office:value-type="float" office:value="690.85">
                <text:p>690.85</text:p>
              </table:table-cell>
              <table:table-cell office:value-type="float" office:value="710.1">
                <text:p>710.1</text:p>
              </table:table-cell>
              <table:table-cell office:value-type="float" office:value="715.975">
                <text:p>715.975</text:p>
              </table:table-cell>
              <table:table-cell office:value-type="float" office:value="713.955555555556">
                <text:p>713.955555555556</text:p>
              </table:table-cell>
              <table:table-cell office:value-type="float" office:value="703.41">
                <text:p>703.41</text:p>
              </table:table-cell>
              <table:table-cell office:value-type="float" office:value="688.9">
                <text:p>688.9</text:p>
              </table:table-cell>
              <table:table-cell office:value-type="float" office:value="676.134523809524">
                <text:p>676.134523809524</text:p>
              </table:table-cell>
              <table:table-cell office:value-type="float" office:value="665.547252747253">
                <text:p>665.547252747253</text:p>
              </table:table-cell>
              <table:table-cell office:value-type="float" office:value="650.686734693878">
                <text:p>650.686734693878</text:p>
              </table:table-cell>
            </table:table-row>
            <table:table-row>
              <table:table-cell office:value-type="string">
                <text:p>-3500</text:p>
                <draw:g>
                  <svg:desc>Sheet1.A41:Sheet1.A41</svg:desc>
                </draw:g>
              </table:table-cell>
              <table:table-cell office:value-type="float" office:value="-910.6">
                <text:p>-910.6</text:p>
                <draw:g>
                  <svg:desc>Sheet1.B41:Sheet1.O41</svg:desc>
                </draw:g>
              </table:table-cell>
              <table:table-cell office:value-type="float" office:value="512.95">
                <text:p>512.95</text:p>
              </table:table-cell>
              <table:table-cell office:value-type="float" office:value="829.6">
                <text:p>829.6</text:p>
              </table:table-cell>
              <table:table-cell office:value-type="float" office:value="918.525">
                <text:p>918.525</text:p>
              </table:table-cell>
              <table:table-cell office:value-type="float" office:value="944.92">
                <text:p>944.92</text:p>
              </table:table-cell>
              <table:table-cell office:value-type="float" office:value="940.85">
                <text:p>940.85</text:p>
              </table:table-cell>
              <table:table-cell office:value-type="float" office:value="924.385714285714">
                <text:p>924.385714285714</text:p>
              </table:table-cell>
              <table:table-cell office:value-type="float" office:value="903.475">
                <text:p>903.475</text:p>
              </table:table-cell>
              <table:table-cell office:value-type="float" office:value="880.622222222222">
                <text:p>880.622222222222</text:p>
              </table:table-cell>
              <table:table-cell office:value-type="float" office:value="853.41">
                <text:p>853.41</text:p>
              </table:table-cell>
              <table:table-cell office:value-type="float" office:value="825.263636363636">
                <text:p>825.263636363636</text:p>
              </table:table-cell>
              <table:table-cell office:value-type="float" office:value="801.134523809524">
                <text:p>801.134523809524</text:p>
              </table:table-cell>
              <table:table-cell office:value-type="float" office:value="780.931868131868">
                <text:p>780.931868131868</text:p>
              </table:table-cell>
              <table:table-cell office:value-type="float" office:value="757.829591836735">
                <text:p>757.829591836735</text:p>
              </table:table-cell>
            </table:table-row>
            <table:table-row>
              <table:table-cell office:value-type="string">
                <text:p>-2000</text:p>
                <draw:g>
                  <svg:desc>Sheet1.A42:Sheet1.A42</svg:desc>
                </draw:g>
              </table:table-cell>
              <table:table-cell office:value-type="float" office:value="589.4">
                <text:p>589.4</text:p>
                <draw:g>
                  <svg:desc>Sheet1.B42:Sheet1.O42</svg:desc>
                </draw:g>
              </table:table-cell>
              <table:table-cell office:value-type="float" office:value="1262.95">
                <text:p>1262.95</text:p>
              </table:table-cell>
              <table:table-cell office:value-type="float" office:value="1329.6">
                <text:p>1329.6</text:p>
              </table:table-cell>
              <table:table-cell office:value-type="float" office:value="1293.525">
                <text:p>1293.525</text:p>
              </table:table-cell>
              <table:table-cell office:value-type="float" office:value="1244.92">
                <text:p>1244.92</text:p>
              </table:table-cell>
              <table:table-cell office:value-type="float" office:value="1190.85">
                <text:p>1190.85</text:p>
              </table:table-cell>
              <table:table-cell office:value-type="float" office:value="1138.67142857143">
                <text:p>1138.67142857143</text:p>
              </table:table-cell>
              <table:table-cell office:value-type="float" office:value="1090.975">
                <text:p>1090.975</text:p>
              </table:table-cell>
              <table:table-cell office:value-type="float" office:value="1047.28888888889">
                <text:p>1047.28888888889</text:p>
              </table:table-cell>
              <table:table-cell office:value-type="float" office:value="1003.41">
                <text:p>1003.41</text:p>
              </table:table-cell>
              <table:table-cell office:value-type="float" office:value="961.627272727273">
                <text:p>961.627272727273</text:p>
              </table:table-cell>
              <table:table-cell office:value-type="float" office:value="926.134523809524">
                <text:p>926.134523809524</text:p>
              </table:table-cell>
              <table:table-cell office:value-type="float" office:value="896.316483516484">
                <text:p>896.316483516484</text:p>
              </table:table-cell>
              <table:table-cell office:value-type="float" office:value="864.972448979592">
                <text:p>864.972448979592</text:p>
              </table:table-cell>
            </table:table-row>
            <table:table-row>
              <table:table-cell office:value-type="string">
                <text:p>avg thruput</text:p>
                <draw:g>
                  <svg:desc>Sheet1.A44:Sheet1.A44</svg:desc>
                </draw:g>
              </table:table-cell>
              <table:table-cell office:value-type="float" office:value="2589.4">
                <text:p>2589.4</text:p>
                <draw:g>
                  <svg:desc>Sheet1.B44:Sheet1.O44</svg:desc>
                </draw:g>
              </table:table-cell>
              <table:table-cell office:value-type="float" office:value="1936.5">
                <text:p>1936.5</text:p>
              </table:table-cell>
              <table:table-cell office:value-type="float" office:value="1462.9">
                <text:p>1462.9</text:p>
              </table:table-cell>
              <table:table-cell office:value-type="float" office:value="1185.3">
                <text:p>1185.3</text:p>
              </table:table-cell>
              <table:table-cell office:value-type="float" office:value="1050.5">
                <text:p>1050.5</text:p>
              </table:table-cell>
              <table:table-cell office:value-type="float" office:value="920.5">
                <text:p>920.5</text:p>
              </table:table-cell>
              <table:table-cell office:value-type="float" office:value="825.6">
                <text:p>825.6</text:p>
              </table:table-cell>
              <table:table-cell office:value-type="float" office:value="757.1">
                <text:p>757.1</text:p>
              </table:table-cell>
              <table:table-cell office:value-type="float" office:value="697.8">
                <text:p>697.8</text:p>
              </table:table-cell>
              <table:table-cell office:value-type="float" office:value="608.5">
                <text:p>608.5</text:p>
              </table:table-cell>
              <table:table-cell office:value-type="float" office:value="543.8">
                <text:p>543.8</text:p>
              </table:table-cell>
              <table:table-cell office:value-type="float" office:value="535.714285714286">
                <text:p>535.714285714286</text:p>
              </table:table-cell>
              <table:table-cell office:value-type="float" office:value="538.5">
                <text:p>538.5</text:p>
              </table:table-cell>
              <table:table-cell office:value-type="float" office:value="457.5">
                <text:p>457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